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7.324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1acd4" officeooo:paragraph-rsid="0011acd4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1acd4" officeooo:paragraph-rsid="0012c470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2c470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2c470" officeooo:paragraph-rsid="0012c470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1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Calibri1" fo:font-size="11pt" fo:font-weight="normal" officeooo:paragraph-rsid="001371ef" fo:background-color="transparent" style:font-name-asian="Calibri1" style:font-name-complex="Calibri1"/>
    </style:style>
    <style:style style:name="P21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22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3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Calibri1" fo:font-size="11pt" fo:font-weight="normal" officeooo:paragraph-rsid="001371ef" fo:background-color="transparent" style:font-name-asian="Calibri1" style:font-name-complex="Calibri1"/>
    </style:style>
    <style:style style:name="P25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Calibri1" fo:font-size="11pt" fo:font-weight="normal" officeooo:rsid="001371ef" officeooo:paragraph-rsid="001371ef" fo:background-color="transparent" style:font-name-asian="Calibri1" style:font-name-complex="Calibri1"/>
    </style:style>
    <style:style style:name="P26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27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8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Calibri1" fo:font-size="11pt" fo:font-weight="normal" officeooo:rsid="001371ef" officeooo:paragraph-rsid="001371ef" fo:background-color="transparent" style:font-name-asian="Calibri1" style:font-name-complex="Calibri1"/>
    </style:style>
    <style:style style:name="P2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31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3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4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officeooo:paragraph-rsid="0012c470" fo:background-color="transparent" style:font-name-asian="Arial" style:font-name-complex="Arial"/>
    </style:style>
    <style:style style:name="P35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6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7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Arial" fo:font-size="10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0pt" fo:font-weight="bold" fo:background-color="transparent" loext:char-shading-value="0" style:font-name-asian="Arial" style:font-name-complex="Arial"/>
    </style:style>
    <style:style style:name="T4" style:family="text">
      <style:text-properties officeooo:rsid="0012c470"/>
    </style:style>
    <style:style style:name="T5" style:family="text">
      <style:text-properties style:font-weight-asian="bold" style:font-weight-complex="bold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ocumento de Requisitos</text:p>
      <text:p text:style-name="P9">Projeto: Gerador de Provas</text:p>
      <text:p text:style-name="P9">Versão 1.0</text:p>
      <text:p text:style-name="P3"/>
      <text:p text:style-name="P3"/>
      <text:p text:style-name="P3"/>
      <text:p text:style-name="P3"/>
      <text:p text:style-name="P10">Autor(es): </text:p>
      <text:p text:style-name="P10">João Batista Gomes Silva</text:p>
      <text:p text:style-name="P10">Paulo Henrique Rodrigues Abreu</text:p>
      <text:p text:style-name="P10">Otacílio Ruas</text:p>
      <text:p text:style-name="P3"/>
      <text:p text:style-name="P3"/>
      <text:p text:style-name="P11">Prefácio</text:p>
      <text:p text:style-name="P3"/>
      <text:p text:style-name="P3"/>
      <text:p text:style-name="P12">Público alvo</text:p>
      <text:p text:style-name="P13"/>
      <text:p text:style-name="P13"><text:tab/>O projeto possui como público principal os discentes de todoas as esferas, do ensino fundamental ao ensino superior, que nescessitam elaborar/elaborar avaliações de maneira simples e descomplicada. </text:p>
      <text:p text:style-name="P3"/>
      <text:p text:style-name="P3"/>
      <text:p text:style-name="P12">Histórico de versões</text:p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8">Data</text:p>
          </table:table-cell>
          <table:table-cell table:style-name="Tabela1.B1" office:value-type="string">
            <text:p text:style-name="P21">Versão</text:p>
          </table:table-cell>
          <table:table-cell table:style-name="Tabela1.C1" office:value-type="string">
            <text:p text:style-name="P21">Descrição</text:p>
          </table:table-cell>
          <table:table-cell table:style-name="Tabela1.D1" office:value-type="string">
            <text:p text:style-name="P26">Autor</text:p>
          </table:table-cell>
        </table:table-row>
        <table:table-row>
          <table:table-cell table:style-name="Tabela1.A2" office:value-type="string">
            <text:p text:style-name="P19">03/05/2017</text:p>
          </table:table-cell>
          <table:table-cell table:style-name="Tabela1.B2" office:value-type="string">
            <text:p text:style-name="P22">1.0</text:p>
          </table:table-cell>
          <table:table-cell table:style-name="Tabela1.C2" office:value-type="string">
            <text:p text:style-name="P23">Versão inicial do projeto</text:p>
          </table:table-cell>
          <table:table-cell table:style-name="Tabela1.D2" office:value-type="string">
            <text:p text:style-name="P27">João Batista Gomes Silva</text:p>
          </table:table-cell>
        </table:table-row>
        <table:table-row>
          <table:table-cell table:style-name="Tabela1.A3" office:value-type="string">
            <text:p text:style-name="P20">03/05/2017</text:p>
          </table:table-cell>
          <table:table-cell table:style-name="Tabela1.B3" office:value-type="string">
            <text:p text:style-name="P25">1.0</text:p>
          </table:table-cell>
          <table:table-cell table:style-name="Tabela1.C3" office:value-type="string">
            <text:p text:style-name="P24">Versão inicial do projeto</text:p>
          </table:table-cell>
          <table:table-cell table:style-name="Tabela1.D3" office:value-type="string">
            <text:p text:style-name="P28">Paulo Henrique Rodrigues Abreu</text:p>
          </table:table-cell>
        </table:table-row>
      </table:table>
      <text:p text:style-name="P3"/>
      <text:p text:style-name="P29"/>
      <text:p text:style-name="P11">Glossário</text:p>
      <text:p text:style-name="P3"/>
      <text:p text:style-name="P14"><text:soft-page-break/>Definição dos termos técnicos utilizados no texto</text:p>
      <text:p text:style-name="P30">Sumário</text:p>
      <text:p text:style-name="P17">Introdução<text:tab/>5</text:p>
      <text:p text:style-name="P17">Definição de requisitos de usuário<text:tab/>7</text:p>
      <text:p text:style-name="P17">Arquitetura de sistema<text:tab/>8</text:p>
      <text:p text:style-name="P17">Especificação de requisitos de sistema<text:tab/>9</text:p>
      <text:p text:style-name="P17">Modelos de sistema<text:tab/>10</text:p>
      <text:p text:style-name="P17">Evolução de sistema<text:tab/>11</text:p>
      <text:p text:style-name="P17">Apêndices<text:tab/>12</text:p>
      <text:p text:style-name="P29"/>
      <text:p text:style-name="P29"/>
      <text:p text:style-name="P16">Introdução</text:p>
      <text:p text:style-name="P16"/>
      <text:p text:style-name="P15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, turmas ou cursos que devem ser aplicadas.</text:p>
      <text:p text:style-name="P15"/>
      <text:p text:style-name="P2"><text:span text:style-name="T2">Siente de tal realidade, o </text:span><text:span text:style-name="T3">Gerênciador de Provas</text:span><text:span text:style-name="T2"> vem com o intuito de facilitar e agilizar os processos acima citados, proporcionando uma area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31">Definição de requisitos de usuário</text:p>
      <text:list xml:id="list277861141" text:style-name="L1">
        <text:list-item>
          <text:p text:style-name="P32">Descrição de requisitos funcionais para o usuário</text:p>
        </text:list-item>
      </text:list>
      <text:p text:style-name="P14"/>
      <text:p text:style-name="P14">gerenciamento de turmas</text:p>
      <text:p text:style-name="P1"><text:span text:style-name="T2">gerenciamento de disciplinas</text:span></text:p>
      <text:p text:style-name="P1"><text:span text:style-name="T2">gerenciamento de questões abertas e de multipla escolha</text:span></text:p>
      <text:p text:style-name="P1"><text:span text:style-name="T2">gerenciamento de avaliações</text:span></text:p>
      <text:p text:style-name="P14"/>
      <text:list xml:id="list1253037494" text:style-name="L2">
        <text:list-item>
          <text:p text:style-name="P33">Descrição de requisitos não funcionais para o usuário</text:p>
        </text:list-item>
      </text:list>
      <text:p text:style-name="P3"/>
      <text:p text:style-name="P31">Especificação de requisitos de sistema</text:p>
      <text:list xml:id="list511592251" text:style-name="L3">
        <text:list-item>
          <text:p text:style-name="P34">Descrição dos requisitos funcionais para equipe de desenvolvimento (Descreva os requisitos e o grau de necessidade de cada um destes) <text:span text:style-name="T4">referencia: http://www.ateomomento.com.br/o-que-e-requisito-funcional/</text:span></text:p>
        </text:list-item>
      </text:list>
      <text:p text:style-name="P6"/>
      <text:p text:style-name="P4">Incluir turma</text:p>
      <text:p text:style-name="P7">Editar turma</text:p>
      <text:p text:style-name="P7">Excluir turma</text:p>
      <text:p text:style-name="P7"/>
      <text:p text:style-name="P5">Incluir <text:span text:style-name="T4">prova</text:span></text:p>
      <text:p text:style-name="P7">Editar <text:span text:style-name="T5">prova</text:span></text:p>
      <text:p text:style-name="P7">Excluir prova</text:p>
      <text:p text:style-name="P7">Exportar Prova para PDF/DOC</text:p>
      <text:p text:style-name="P7"/>
      <text:p text:style-name="P5">Incluir <text:span text:style-name="T4">Disciplina</text:span></text:p>
      <text:p text:style-name="P7">Editar Disciplina</text:p>
      <text:p text:style-name="P7">Excluir Disciplina</text:p>
      <text:p text:style-name="P7"><text:soft-page-break/></text:p>
      <text:p text:style-name="P7"/>
      <text:p text:style-name="P5">Incluir <text:span text:style-name="T4">Questões</text:span></text:p>
      <text:p text:style-name="P7">Editar Questões</text:p>
      <text:p text:style-name="P7">Excluir Questões</text:p>
      <text:p text:style-name="P7"/>
      <text:p text:style-name="P3"/>
      <text:p text:style-name="P3"/>
      <text:p text:style-name="P3"/>
      <text:p text:style-name="P3"/>
      <text:list xml:id="list2655424343" text:style-name="L4">
        <text:list-item>
          <text:p text:style-name="P35">Descrição dos requisitos não funcionais para equipe de desenvolvimento (Descreva meta + requisito verificável)</text:p>
        </text:list-item>
      </text:list>
      <text:p text:style-name="P3"/>
      <text:p text:style-name="P29"/>
      <text:p text:style-name="P31">Modelos de sistema</text:p>
      <text:list xml:id="list3767553523" text:style-name="L5">
        <text:list-item>
          <text:p text:style-name="P36">Representações formais dos requisitos (Diagramas de caso de uso, diagramas de classes, diagramas de estados, diagramas de atividades, diagramas de sequência, outros)</text:p>
        </text:list-item>
      </text:list>
      <text:p text:style-name="P3"/>
      <text:p text:style-name="P29"/>
      <text:p text:style-name="P31">Apêndices</text:p>
      <text:list xml:id="list1476365147" text:style-name="L6">
        <text:list-item>
          <text:p text:style-name="P37">Informações relacionadas a aplicação que está sendo desenvolvido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23:26:10.624000000</dc:date>
    <meta:editing-duration>PT11M41S</meta:editing-duration>
    <meta:editing-cycles>3</meta:editing-cycles>
    <meta:generator>LibreOffice/5.3.1.2$Windows_X86_64 LibreOffice_project/e80a0e0fd1875e1696614d24c32df0f95f03deb2</meta:generator>
    <meta:document-statistic meta:table-count="1" meta:image-count="0" meta:object-count="0" meta:page-count="3" meta:paragraph-count="63" meta:word-count="371" meta:character-count="2589" meta:non-whitespace-character-count="2284"/>
  </office:meta>
</office:document-meta>
</file>